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>
      <style:paragraph-properties fo:text-align="start" style:justify-single-word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Standard"><text:span text:style-name="T2">Goal:</text:span> User sets up time &amp; date only (Only time &amp; date fields are visible)</text:p>
      <text:p text:style-name="Standard"><text:span text:style-name="T2">Initial State:</text:span> User chooses to set up time &amp; date only</text:p>
      <text:p text:style-name="Standard"><text:span text:style-name="T2">Final State:</text:span> System saves User information and activates only at the User-specified times</text:p>
      <text:p text:style-name="Standard"/>
      <text:list xml:id="list1562414189" text:style-name="L4">
        <text:list-item>
          <text:p text:style-name="P4">User opens LocoMoto application</text:p>
        </text:list-item>
        <text:list-item>
          <text:p text:style-name="P4">User selects LSSC option</text:p>
        </text:list-item>
        <text:list-item>
          <text:p text:style-name="P4">User hits “Set up time &amp; date only” button</text:p>
        </text:list-item>
        <text:list-item>
          <text:p text:style-name="P4">System displays text boxes to enter information for Activity</text:p>
          <text:list>
            <text:list-item>
              <text:p text:style-name="P4">User enters time into “Start Time” text box</text:p>
            </text:list-item>
            <text:list-item>
              <text:p text:style-name="P4">(If User inputs invalid time [non-numerical characters])</text:p>
              <text:list>
                <text:list-item>
                  <text:p text:style-name="P4">System does “nothing” and waits for user to enter a digit</text:p>
                </text:list-item>
              </text:list>
            </text:list-item>
            <text:list-item>
              <text:p text:style-name="P4">User hits “Done” button</text:p>
            </text:list-item>
            <text:list-item>
              <text:p text:style-name="P4">(If “Start Time” text box is empty upon User pressing the “Done” button)</text:p>
              <text:list>
                <text:list-item>
                  <text:p text:style-name="P4">System returns to previous screen where User can re-enter the time</text:p>
                </text:list-item>
              </text:list>
            </text:list-item>
            <text:list-item>
              <text:p text:style-name="P4">User enters time into “End Time” text box</text:p>
              <text:list>
                <text:list-item>
                  <text:p text:style-name="P4">Same requirements for this User-interaction as when User enters time into “Start Time”</text:p>
                </text:list-item>
              </text:list>
            </text:list-item>
            <text:list-item>
              <text:p text:style-name="P4">System saves “Start” and “End” time information</text:p>
            </text:list-item>
          </text:list>
        </text:list-item>
        <text:list-item>
          <text:p text:style-name="P4">System gives User option for duration (“Everyday” or “Specify Date”)</text:p>
        </text:list-item>
        <text:list-item>
          <text:p text:style-name="P4">(Assume User selects “Specify Date”)</text:p>
          <text:list>
            <text:list-item>
              <text:p text:style-name="P4">System gives User option for Date (“Days” or “Month”)</text:p>
            </text:list-item>
            <text:list-item>
              <text:p text:style-name="P4">(If User selects “Days”)</text:p>
              <text:list>
                <text:list-item>
                  <text:p text:style-name="P4">User selects which day of the week for repeating the application</text:p>
                </text:list-item>
                <text:list-item>
                  <text:p text:style-name="P4">System saves information of day of the week</text:p>
                </text:list-item>
              </text:list>
            </text:list-item>
            <text:list-item>
              <text:p text:style-name="P4">(If User selects “Month”)</text:p>
              <text:list>
                <text:list-item>
                  <text:p text:style-name="P4">User selects which month of the year for which application is active</text:p>
                </text:list-item>
                <text:list-item>
                  <text:p text:style-name="P4">System saves information of month of the year</text:p>
                </text:list-item>
              </text:list>
            </text:list-item>
            <text:list-item>
              <text:p text:style-name="P4">(User has option to enter “Start” and “End” dates in text boxes)</text:p>
              <text:list>
                <text:list-item>
                  <text:p text:style-name="P4">User specifies “Start Date”</text:p>
                </text:list-item>
                <text:list-item>
                  <text:p text:style-name="P4">(If User inputs invalid dates upon pressing the “Done” button)</text:p>
                  <text:list>
                    <text:list-item>
                      <text:p text:style-name="P4">System does “nothing” and waits for user to enter a proper date values</text:p>
                    </text:list-item>
                  </text:list>
                </text:list-item>
                <text:list-item>
                  <text:p text:style-name="P4">User hits “Done” button</text:p>
                </text:list-item>
                <text:list-item>
                  <text:p text:style-name="P4">(If “Start Date” text box is empty upon User pressing the “Done” button)</text:p>
                  <text:list>
                    <text:list-item>
                      <text:p text:style-name="P4">System returns to previous screen where User can re-enter the date</text:p>
                    </text:list-item>
                  </text:list>
                </text:list-item>
                <text:list-item>
                  <text:p text:style-name="P4">User specifies “End Date”</text:p>
                  <text:list>
                    <text:list-item>
                      <text:p text:style-name="P4">Same requirements for this User-interaction as when User enters date into “Start Date”</text:p>
                    </text:list-item>
                  </text:list>
                </text:list-item>
                <text:list-item>
                  <text:p text:style-name="P4">System saves “Start” and “End” date information</text:p>
                </text:list-item>
              </text:list>
            </text:list-item>
          </text:list>
        </text:list-item>
        <text:list-item>
          <text:p text:style-name="P4">System prompts User with list of services (User may select multiple services)</text:p>
          <text:list>
            <text:list-item>
              <text:p text:style-name="P4">Option: Calls enable/disabled</text:p>
            </text:list-item>
            <text:list-item>
              <text:p text:style-name="P4">(Assume User selects Calls enabled)</text:p>
              <text:list>
                <text:list-item>
                  <text:p text:style-name="P4">System prompts User for who may be allowed to call</text:p>
                  <text:list>
                    <text:list-item>
                      <text:p text:style-name="P4">Option: Everyone (even those not in Contacts) is allowed</text:p>
                    </text:list-item>
                    <text:list-item>
                      <text:p text:style-name="P4">Option: Only Contacts are allowed</text:p>
                    </text:list-item>
                    <text:list-item>
                      <text:p text:style-name="P4">(Assume User selects Only Contacts are allowed)</text:p>
                      <text:list>
                        <text:list-item>
                          <text:p text:style-name="P4">Option: All Contacts are allowed</text:p>
                        </text:list-item>
                        <text:list-item>
                          <text:p text:style-name="P4">Option: Select individual Contacts</text:p>
                        </text:list-item>
                      </text:list>
                    </text:list-item>
                    <text:list-item>
                      <text:p text:style-name="P4">System saves information of selected Contacts</text:p>
                    </text:list-item>
                  </text:list>
                </text:list-item>
                <text:list-item>
                  <text:p text:style-name="P4">System prompts User for Ringer enabled/disabled (may not be necessary)</text:p>
                </text:list-item>
                <text:list-item>
                  <text:p text:style-name="P4"><text:soft-page-break/>(Assume User selects Ringer enabled)</text:p>
                  <text:list>
                    <text:list-item>
                      <text:p text:style-name="P4">User selects desired volume level of Ringer (includes vibrate option)</text:p>
                    </text:list-item>
                    <text:list-item>
                      <text:p text:style-name="P4">System saves information of volume of Ringer</text:p>
                    </text:list-item>
                  </text:list>
                </text:list-item>
              </text:list>
            </text:list-item>
            <text:list-item>
              <text:p text:style-name="P4">Option: Alarms enabled/disabled</text:p>
            </text:list-item>
            <text:list-item>
              <text:p text:style-name="P4">(Assume User selects Alarms enabled)</text:p>
              <text:list>
                <text:list-item>
                  <text:p text:style-name="P4">System prompts User to select which alarms to be enabled</text:p>
                  <text:list>
                    <text:list-item>
                      <text:p text:style-name="P4">Option: Select alarms that have already been set in the Alarm application</text:p>
                    </text:list-item>
                    <text:list-item>
                      <text:p text:style-name="P4">Option: Create a new alarm from Alarm application</text:p>
                    </text:list-item>
                    <text:list-item>
                      <text:p text:style-name="P4">(Assume User creates a new alarm)</text:p>
                      <text:list>
                        <text:list-item>
                          <text:p text:style-name="P4">User enters time for new alarm</text:p>
                        </text:list-item>
                      </text:list>
                    </text:list-item>
                    <text:list-item>
                      <text:p text:style-name="P4">Option: Only alarms in the Calendar are allowed to be activated</text:p>
                    </text:list-item>
                  </text:list>
                </text:list-item>
                <text:list-item>
                  <text:p text:style-name="P4">System saves information of alarms</text:p>
                </text:list-item>
              </text:list>
            </text:list-item>
          </text:list>
        </text:list-item>
        <text:list-item>
          <text:p text:style-name="P4">User hits “Done” button</text:p>
        </text:list-item>
      </text:list>
      <text:p text:style-name="Standard"/>
      <text:p text:style-name="Standard"><text:span text:style-name="T2">Notes:</text:span></text:p>
      <text:list xml:id="list333625090" text:style-name="L1">
        <text:list-item>
          <text:p text:style-name="P1">Start/End times &amp; dates entries from User may be inputted with incrementing/decrementing click boxes</text:p>
        </text:list-item>
        <text:list-item>
          <text:p text:style-name="P1">Implementation of proper values (format) for dates remains unresolved</text:p>
        </text:list-item>
        <text:list-item>
          <text:p text:style-name="P1">Implementation of how the System saves information remains unresolved</text:p>
        </text:list-item>
        <text:list-item>
          <text:p text:style-name="P1">Implementation of how to access the Contacts, Alarm, Ringer, and Calendar application remains unresolved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es </meta:initial-creator>
    <meta:creation-date>2011-04-09T19:27:28</meta:creation-date>
    <meta:generator>OpenOffice.org/3.2$Unix OpenOffice.org_project/320m12$Build-9483</meta:generator>
    <dc:date>2011-04-10T01:25:27</dc:date>
    <dc:creator>James </dc:creator>
    <meta:editing-duration>PT05H35M07S</meta:editing-duration>
    <meta:editing-cycles>97</meta:editing-cycles>
    <meta:document-statistic meta:table-count="0" meta:image-count="0" meta:object-count="0" meta:page-count="2" meta:paragraph-count="64" meta:word-count="612" meta:character-count="3381"/>
  </office:meta>
</office:document-meta>
</file>